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360a" officeooo:paragraph-rsid="000e360a"/>
    </style:style>
    <style:style style:name="P2" style:family="paragraph" style:parent-style-name="Standard">
      <style:paragraph-properties fo:text-align="center" style:justify-single-word="false"/>
      <style:text-properties fo:font-size="16pt" officeooo:rsid="000e68fc" officeooo:paragraph-rsid="000e68fc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POSITORI DEL PROGRAMARI « Codi font»</text:p>
      <text:p text:style-name="P2"/>
      <text:p text:style-name="P1">Primer de tot hem de registrar-nos a una pàgina web anomenada <text:a xlink:type="simple" xlink:href="http://www.github.com/">www.github.com</text:a> </text:p>
      <text:p text:style-name="P1">Ens demanara nom d'usuari, correu electrònic i una password, una vegada creada la compta tenim que crear un repositori, una vegada creat el repositori tindrem una URL i la tenim que copiar, una vegada copiada anirem al terminal i copiarem aquesta adreça amb la següent comanda:</text:p>
      <text:p text:style-name="P1">git clone «adreça del teu repositori» «<text:a xlink:type="simple" xlink:href="https://github.com/Marcllordes/Marki-os.git">https://github.com/Marcllordes/Marki-os.git</text:a>» </text:p>
      <text:p text:style-name="P1">Ara hi tindrem que configurar la nostra compta per poder afegir un fitxer a aquest repositori. Ho farem amb la següent comanda:</text:p>
      <text:p text:style-name="P1">git config –global user.email «correu elèctronic» Configurarem el correu elèctronic. «<text:a xlink:type="simple" xlink:href="mailto:marcllordes@gmail.com">marcllordes@gmail.com</text:a>» </text:p>
      <text:p text:style-name="P1">git config – global user.name «nom d'usuari» Configurarem el nom d'usuari. «Marcllordes»</text:p>
      <text:p text:style-name="P1">Desprès afegirem un fitxer a aquest repositori i posarem aquesta comanda en el terminal</text:p>
      <text:p text:style-name="P1">git add «nom_fitxer» «Pa ti billy.docx»</text:p>
      <text:p text:style-name="P1">Seguidament tindrem que explicar els canvis que hem fet dins d'aquest repòsitori <text:s/>amb aquesta comanda: git commit -a, una vegada posada la comanda farem</text:p>
      <text:p text:style-name="P1">CTRL + O</text:p>
      <text:p text:style-name="P1">CTRL + X</text:p>
      <text:p text:style-name="P1">Una vegada hem explicat aquests canvis al editor tenim que pujar els canvis amb la següent comanda:</text:p>
      <text:p text:style-name="P1">git push.</text:p>
      <text:p text:style-name="P1"><text:s/>I ja hem acabat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es </meta:initial-creator>
    <meta:creation-date>2015-03-20T09:07:36.396152457</meta:creation-date>
    <dc:date>2015-03-20T09:24:33.306748487</dc:date>
    <dc:creator>ies </dc:creator>
    <meta:editing-duration>PT1M46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15" meta:word-count="188" meta:character-count="1221" meta:non-whitespace-character-count="1040"/>
  </office:meta>
</office:document-meta>
</file>